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cc194"/>
    </style:style>
    <style:style style:name="P2" style:family="paragraph" style:parent-style-name="Standard">
      <style:paragraph-properties fo:text-align="start" style:justify-single-word="false"/>
      <style:text-properties officeooo:rsid="000cc194" officeooo:paragraph-rsid="000cc194"/>
    </style:style>
    <style:style style:name="P3" style:family="paragraph" style:parent-style-name="Standard">
      <style:paragraph-properties fo:text-align="start" style:justify-single-word="false"/>
      <style:text-properties officeooo:paragraph-rsid="000cc194"/>
    </style:style>
    <style:style style:name="P4" style:family="paragraph" style:parent-style-name="Standard">
      <style:paragraph-properties fo:text-align="start" style:justify-single-word="false"/>
      <style:text-properties officeooo:rsid="000d70e0" officeooo:paragraph-rsid="000d70e0"/>
    </style:style>
    <style:style style:name="P5" style:family="paragraph" style:parent-style-name="Standard">
      <style:paragraph-properties fo:text-align="start" style:justify-single-word="false"/>
      <style:text-properties officeooo:rsid="000dcc34" officeooo:paragraph-rsid="000dcc34"/>
    </style:style>
    <style:style style:name="P6" style:family="paragraph" style:parent-style-name="Standard">
      <style:paragraph-properties fo:text-align="start" style:justify-single-word="false"/>
      <style:text-properties officeooo:rsid="000fd669" officeooo:paragraph-rsid="000fd669"/>
    </style:style>
    <style:style style:name="P7" style:family="paragraph" style:parent-style-name="Standard">
      <style:paragraph-properties fo:text-align="start" style:justify-single-word="false"/>
      <style:text-properties officeooo:rsid="00107da8" officeooo:paragraph-rsid="00107da8"/>
    </style:style>
    <style:style style:name="P8" style:family="paragraph" style:parent-style-name="Standard">
      <style:paragraph-properties fo:text-align="start" style:justify-single-word="false"/>
      <style:text-properties officeooo:rsid="0010acfa" officeooo:paragraph-rsid="0010acfa"/>
    </style:style>
    <style:style style:name="T1" style:family="text">
      <style:text-properties officeooo:rsid="000cc194"/>
    </style:style>
    <style:style style:name="T2" style:family="text">
      <style:text-properties officeooo:rsid="000e4362"/>
    </style:style>
    <style:style style:name="T3" style:family="text">
      <style:text-properties officeooo:rsid="00107da8"/>
    </style:style>
    <style:style style:name="T4" style:family="text">
      <style:text-properties officeooo:rsid="0010ac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Projet 7</text:p>
      <text:p text:style-name="P1"/>
      <text:p text:style-name="P2">Lien tableau Trello : <text:a xlink:type="simple" xlink:href="https://trello.com/b/Cui8YBZO" text:style-name="Internet_20_link" text:visited-style-name="Visited_20_Internet_20_Link">https://trello.com/b/Cui8YBZO</text:a></text:p>
      <text:p text:style-name="P3"><text:span text:style-name="T1">Lien Github Projet 7 : </text:span><text:a xlink:type="simple" xlink:href="https://github.com/OtmanAndour/Projet-7" text:style-name="Internet_20_link" text:visited-style-name="Visited_20_Internet_20_Link">https://github.com/OtmanAndour/Projet-7</text:a> </text:p>
      <text:p text:style-name="P3"><text:span text:style-name="T1">Lien vers l’application : </text:span><text:a xlink:type="simple" xlink:href="https://project7-grandpy-bot.herokuapp.com/" text:style-name="Internet_20_link" text:visited-style-name="Visited_20_Internet_20_Link">https://project7-grandpy-bot.herokuapp.com/</text:a> </text:p>
      <text:p text:style-name="P3"/>
      <text:p text:style-name="P3"/>
      <text:p text:style-name="P4">Pour ce projet, la méthodologie Agile a été adoptée comme méthodologie de travail, car elle permet de se concentrer et de se focaliser sur chaque fonctionnalité du site.</text:p>
      <text:p text:style-name="P4">Chaque fonctionnalité sera ensuite testée pour vérifier son bon fonctionnement. Cependant, je n’ai pas utilisé la méthode de Test Driven Developement (TDD), tout simplement car j’avais déjà commencé à créer et mettre en place les principales fonctionnalités du programme avant que je ne commence le cours sur les tests proposés sur OpenClassrooms. Par conséquent, lorsque je me suis initié à la notions de tests et de TDD, les fonctions majeurs de mon programme avaient déjà été créés. Je les ait donc ensuite testés, plutôt que de créer des tests rouges puis de créer les fonctions répondant à ces tests, comme le recommande la méthodologie TDD.</text:p>
      <text:p text:style-name="P4"/>
      <text:p text:style-name="P5">La première étape a été de créer <text:span text:style-name="T2">l’application grâce à Flask, et de définir les routes des pages du site web. Ensuite, il a fallu créer le formulaire qui demande à l’utilisateur de rentrer sa recherche.</text:span></text:p>
      <text:p text:style-name="P6">La grande difficulté a été de récupérer la recherche dans le formulaire en Frontend, en utilisant Jquery, et de l’envoyer en Backend pour pouvoir la traiter.</text:p>
      <text:p text:style-name="P6"/>
      <text:p text:style-name="P6">Après avoir récupéré la recherche, elle doit être parsé, pour ne garder que l’information utile. Ceci ce fait grâce à une base_words. <text:span text:style-name="T3">Puis cette réponse parsé est réutilisé pour lancer une requête à l’API de Google Maps, afin de récupérer les coordonnées de l’adresse.</text:span></text:p>
      <text:p text:style-name="P7">De plus, deux requêtes sont aussi envoyées à l’API de Média Wiki:La première afin de récupérer l’ID de la page relié à la recherche, et la deuxième afin de récupérer un descriptif et le lien vers cette page Wikipédia.</text:p>
      <text:p text:style-name="P7"/>
      <text:p text:style-name="P7">Une fois les coordonnées, le descriptif et le lien récupérés, ils sont envoyés en Frontend afin d’afficher à l’utilisateur le résultat.</text:p>
      <text:p text:style-name="P7">La grande difficulté ici encore a été d’utiliser Jquery pour créer ou modifier les balises de la page HTML, afin de pouvoir afficher la carte Google Maps avec un marqueur, ainsi que le descriptif du lieu.</text:p>
      <text:p text:style-name="P7"/>
      <text:p text:style-name="P7">Une fois le bon fonctionnement du site assuré, le style de la page a été réalisé à l’aide de Bootstrap, qui permet assez intuitivement de créer des pages web responsives.</text:p>
      <text:p text:style-name="P7"/>
      <text:p text:style-name="P7">Les différentes fonctions de l’application doivent être testés, avec éventuellement des mocks pour les appels d’API. La compréhension et l’utilisation de mocks s’est révélé être un petit challenge pour moi, <text:span text:style-name="T4">car je trouvait la syntaxe des fonctions tests utilisant des mocks peu intuitives, et j’avais du mal à comprendre comment fonctionnait ces tests.</text:span></text:p>
      <text:p text:style-name="P7"/>
      <text:p text:style-name="P8">Enfin, une fois que l’application et les tests soient fonctionnelles, le tout a été déployé sur Heroku.</text:p>
      <text:p text:style-name="P8">Le déploiement a été un peu compliqué, car le fichier Procfile avait été mal défini, mais aussi parce que les variables d’environnement n’avaient pas été définis du t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8:25:53.646000000</meta:creation-date>
    <dc:date>2019-04-23T00:38:22.888000000</dc:date>
    <meta:editing-duration>PT9M49S</meta:editing-duration>
    <meta:editing-cycles>2</meta:editing-cycles>
    <meta:generator>LibreOffice/5.2.6.2$Windows_x86 LibreOffice_project/a3100ed2409ebf1c212f5048fbe377c281438fdc</meta:generator>
    <meta:document-statistic meta:table-count="0" meta:image-count="0" meta:object-count="0" meta:page-count="1" meta:paragraph-count="16" meta:word-count="483" meta:character-count="2998" meta:non-whitespace-character-count="2529"/>
  </office:meta>
</office:document-meta>
</file>